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0"/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000000"/>
    </style:style>
    <style:style style:name="ce4" style:family="table-cell" style:parent-style-name="Default" style:data-style-name="N0">
      <style:table-cell-properties fo:border-top="thin solid #244062" fo:border-bottom="thin solid #244062" fo:border-left="thin solid #000000" fo:border-right="thin solid #244062" style:vertical-align="automatic" style:repeat-content="false"/>
      <style:paragraph-properties fo:text-align="start" fo:margin-left="0cm"/>
      <style:text-properties fo:color="#000000"/>
    </style:style>
    <style:style style:name="ce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6" style:family="table-cell" style:parent-style-name="Default" style:data-style-name="N19">
      <style:table-cell-properties fo:border-top="thin solid #000000" fo:border-bottom="thin solid #244062" fo:border-left="thin solid #000000" fo:border-right="thin solid #000000" style:vertical-align="automatic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fo:border-top="thin solid #244062" fo:border-bottom="none" fo:border-left="thin solid #000000" fo:border-right="thin solid #000000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244062" fo:border-bottom="thin solid #244062" fo:border-left="thin solid #244062" fo:border-right="thin solid #000000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244062" fo:border-left="thin solid #000000" fo:border-right="thin solid #000000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39208333333333cm" style:use-optimal-column-width="true"/>
    </style:style>
    <style:style style:name="co2" style:family="table-column">
      <style:table-column-properties fo:break-before="auto" style:column-width="4.048125cm" style:use-optimal-column-width="true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1.40229166666667cm"/>
    </style:style>
    <style:style style:name="co6" style:family="table-column">
      <style:table-column-properties fo:break-before="auto" style:column-width="3.22791666666667cm" style:use-optimal-column-width="true"/>
    </style:style>
    <style:style style:name="co7" style:family="table-column">
      <style:table-column-properties fo:break-before="auto" style:column-width="5.476875cm" style:use-optimal-column-width="true"/>
    </style:style>
    <style:style style:name="co8" style:family="table-column">
      <style:table-column-properties fo:break-before="auto" style:column-width="4.70958333333333cm" style:use-optimal-column-width="true"/>
    </style:style>
    <style:style style:name="co9" style:family="table-column">
      <style:table-column-properties fo:break-before="auto" style:column-width="4.81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9">
            <text:p>AO reference:<text:s/>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0">
            <text:p>Tax Year:<text:s/>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11">
            <office:annotation draw:style-name="a0" svg:x="1.86458333333333in" svg:y="0.25in" svg:width="1.44791666666667in" svg:height="0.197916666666667in">
              <dc:creator>Neha Nadkarni</dc:creator>
              <text:p><text:span text:style-name="T5">DateFormat: dd/mm/yyyy</text:span></text:p>
            </office:annotation>
            <text:p>Tax Period From:<text:s/></text:p>
          </table:table-cell>
          <table:table-cell table:style-name="ce5"/>
          <table:table-cell table:number-columns-repeated="16382" table:style-name="ce1"/>
        </table:table-row>
        <table:table-row table:style-name="ro1">
          <table:table-cell office:value-type="string" table:style-name="ce12">
            <office:annotation draw:style-name="a1" svg:x="1.71875in" svg:y="0.40625in" svg:width="1.5in" svg:height="0.208333333333333in">
              <dc:creator>Neha Nadkarni</dc:creator>
              <text:p><text:span text:style-name="T5">DateFormat: dd/mm/yyyy</text:span></text:p>
            </office:annotation>
            <text:p>Tax Period To:<text:s/>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table:style-name="ce7"/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13">
            <text:p>National Insurance Number</text:p>
          </table:table-cell>
          <table:table-cell office:value-type="string" table:style-name="ce13">
            <text:p>Taxpayer</text:p>
          </table:table-cell>
          <table:table-cell office:value-type="string" table:style-name="ce13">
            <text:p>Date of Birth</text:p>
          </table:table-cell>
          <table:table-cell office:value-type="string" table:style-name="ce13">
            <text:p>Payroll Number<text:s/></text:p>
          </table:table-cell>
          <table:table-cell office:value-type="string" table:style-name="ce13">
            <text:p>Tax Code</text:p>
          </table:table-cell>
          <table:table-cell office:value-type="string" table:style-name="ce13">
            <text:p>Total Tax Year to Date</text:p>
          </table:table-cell>
          <table:table-cell office:value-type="string" table:style-name="ce13">
            <text:p>Student Loan Deduction Year To Date</text:p>
          </table:table-cell>
          <table:table-cell office:value-type="string" table:style-name="ce13">
            <text:p>Total Employer NIC Year to Date</text:p>
          </table:table-cell>
          <table:table-cell office:value-type="string" table:style-name="ce13">
            <text:p>Total Employee NIC Year to Date</text:p>
          </table:table-cell>
          <table:table-cell table:number-columns-repeated="16375" table:style-name="ce13"/>
        </table:table-row>
        <table:table-row table:number-rows-repeated="10"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3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/>
        <text:p><text:span text:style-name="T1">#</text:span><text:span text:style-name="T2"> </text:span><text:span text:style-name="T2">OFFICIAL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/>
        <text:p><text:span text:style-name="T3">#</text:span><text:span text:style-name="T4"> </text:span><text:span text:style-name="T4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720</meta:generator>
    <meta:initial-creator>Neha Nadkarni</meta:initial-creator>
    <dc:creator>Daniel Lacey</dc:creator>
    <meta:creation-date>2014-02-27T14:37:59Z</meta:creation-date>
    <dc:date>2025-07-23T09:01:06Z</dc:date>
  </office:meta>
</office:document-meta>
</file>